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list-style-name="L1">
      <style:text-properties officeooo:rsid="001f20d2" officeooo:paragraph-rsid="001f20d2"/>
    </style:style>
    <style:style style:name="P3" style:family="paragraph" style:parent-style-name="Standard">
      <style:text-properties officeooo:rsid="001f20d2" officeooo:paragraph-rsid="001f6b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and Game Description</text:p>
      <text:p text:style-name="P1"/>
      <text:p text:style-name="P1">Reversi is a two-player board game played on an eight-by-eight grid. Each square in this grid can be empty or contain one game piece. Game pieces come in one of two colors: dark and light. The player who creates the game plays with the dark pieces. T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A player who is losing can use his/her turn to concede the game. At the end of the game, the player with more pieces on the board wins; if both players have the same number of pieces, the game is a draw. </text:p>
      <text:p text:style-name="P1"/>
      <text:p text:style-name="P1"/>
      <text:p text:style-name="P1">UI Design</text:p>
      <text:list xml:id="list8501834562569674397" text:style-name="L1">
        <text:list-item>
          <text:p text:style-name="P2">color scheme</text:p>
          <text:p text:style-name="P2"/>
        </text:list-item>
        <text:list-item>
          <text:p text:style-name="P2">nav bar</text:p>
          <text:p text:style-name="P2"/>
        </text:list-item>
        <text:list-item>
          <text:p text:style-name="P2">responsivity</text:p>
          <text:p text:style-name="P2"/>
        </text:list-item>
        <text:list-item>
          <text:p text:style-name="P2">index</text:p>
          <text:p text:style-name="P2"/>
        </text:list-item>
        <text:list-item>
          <text:p text:style-name="P2">create account</text:p>
          <text:p text:style-name="P2"/>
        </text:list-item>
        <text:list-item>
          <text:p text:style-name="P2">my profile</text:p>
          <text:p text:style-name="P2"/>
        </text:list-item>
        <text:list-item>
          <text:p text:style-name="P2">about</text:p>
          <text:p text:style-name="P2"/>
        </text:list-item>
        <text:list-item>
          <text:p text:style-name="P2">games</text:p>
          <text:p text:style-name="P2"/>
        </text:list-item>
        <text:list-item>
          <text:p text:style-name="P2">game</text:p>
        </text:list-item>
      </text:list>
      <text:p text:style-name="P3"/>
      <text:p text:style-name="P3">Each game has its own page. If you're playing and it's your turn, click on an open square to place a piece. If you're playing and it's not your turn, the board will automatically update when your opponent takes his/her turn. If you're just viewing (i.e., not playing), the board will automatically update after each turn. Whether you're a player or a viewer, you can use the "init", "now", "prev", and "next" buttoms below the game board to navigate the past states of the game. Click "init" to display the initial state of the game. Click "now" to display the current state of the game (which may still be ongoing or complete depending). Click "prev" to see the state before the most recent move. Click "next" to see the state after th enext move. The game is considered to be in "historical view" when any state other than the current state is being displayed; moves cannot be made in "historical view"; if it's your turn to play and the game is in "historical view", click the "now" button to return to the current state.</text:p>
      <text:p text:style-name="P3"/>
      <text:list xml:id="list103608847245909" text:continue-numbering="true" text:style-name="L1">
        <text:list-item>
          <text:p text:style-name="P2"><text:soft-page-break/>leader board</text:p>
        </text:list-item>
      </text:list>
      <text:p text:style-name="P1"/>
      <text:p text:style-name="P1">UI to Server Protocol</text:p>
      <text:p text:style-name="P1"/>
      <text:p text:style-name="P1"/>
      <text:p text:style-name="P1"/>
      <text:p text:style-name="P1">Data structures on server</text:p>
      <text:p text:style-name="P1"/>
      <text:p text:style-name="P1"/>
      <text:p text:style-name="P1"/>
      <text:p text:style-name="P1">Implementation of game rules</text:p>
      <text:p text:style-name="P1"/>
      <text:p text:style-name="P1"/>
      <text:p text:style-name="P1"/>
      <text:p text:style-name="P1">Challenges and Solu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2T10:36:08.715293446</dc:date>
    <meta:editing-duration>PT11M8S</meta:editing-duration>
    <meta:editing-cycles>3</meta:editing-cycles>
    <meta:generator>LibreOffice/5.1.6.2$Linux_X86_64 LibreOffice_project/10m0$Build-2</meta:generator>
    <meta:document-statistic meta:table-count="0" meta:image-count="0" meta:object-count="0" meta:page-count="2" meta:paragraph-count="26" meta:word-count="492" meta:character-count="2674" meta:non-whitespace-character-count="2216"/>
  </office:meta>
</office:document-meta>
</file>